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acd4" officeooo:paragraph-rsid="0004acd4"/>
    </style:style>
    <style:style style:name="P2" style:family="paragraph" style:parent-style-name="Standard">
      <style:paragraph-properties fo:text-align="start" style:justify-single-word="false"/>
      <style:text-properties officeooo:rsid="0004acd4" officeooo:paragraph-rsid="0004acd4"/>
    </style:style>
    <style:style style:name="P3" style:family="paragraph" style:parent-style-name="Standard">
      <style:paragraph-properties fo:text-align="start" style:justify-single-word="false"/>
      <style:text-properties officeooo:rsid="0004b94d" officeooo:paragraph-rsid="0007f042"/>
    </style:style>
    <style:style style:name="P4" style:family="paragraph" style:parent-style-name="Standard">
      <style:paragraph-properties fo:text-align="start" style:justify-single-word="false"/>
      <style:text-properties officeooo:rsid="000692c9" officeooo:paragraph-rsid="0007f042"/>
    </style:style>
    <style:style style:name="P5" style:family="paragraph" style:parent-style-name="Standard">
      <style:paragraph-properties fo:text-align="start" style:justify-single-word="false"/>
      <style:text-properties officeooo:rsid="0007f042" officeooo:paragraph-rsid="0007f042"/>
    </style:style>
    <style:style style:name="P6" style:family="paragraph" style:parent-style-name="Standard">
      <style:paragraph-properties fo:text-align="start" style:justify-single-word="false"/>
      <style:text-properties officeooo:rsid="0009c8f5" officeooo:paragraph-rsid="0009c8f5"/>
    </style:style>
    <style:style style:name="P7" style:family="paragraph" style:parent-style-name="Standard">
      <style:paragraph-properties fo:text-align="start" style:justify-single-word="false"/>
      <style:text-properties officeooo:rsid="000a9d5b" officeooo:paragraph-rsid="000a9d5b"/>
    </style:style>
    <style:style style:name="P8" style:family="paragraph" style:parent-style-name="Standard">
      <style:paragraph-properties fo:text-align="start" style:justify-single-word="false"/>
      <style:text-properties officeooo:rsid="000da3e4" officeooo:paragraph-rsid="000da3e4"/>
    </style:style>
    <style:style style:name="P9" style:family="paragraph" style:parent-style-name="Standard">
      <style:paragraph-properties fo:text-align="start" style:justify-single-word="false"/>
      <style:text-properties officeooo:rsid="0010af9c" officeooo:paragraph-rsid="0010af9c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4acd4" officeooo:paragraph-rsid="0004acd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04acd4" officeooo:paragraph-rsid="0004acd4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04b94d" officeooo:paragraph-rsid="0007f042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4b94d" officeooo:paragraph-rsid="0007f042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04acd4" officeooo:paragraph-rsid="0004acd4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rsid="002c5905" officeooo:paragraph-rsid="002c5905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04acd4" officeooo:paragraph-rsid="0004acd4"/>
    </style:style>
    <style:style style:name="P17" style:family="paragraph" style:parent-style-name="Standard">
      <style:paragraph-properties fo:text-align="start" style:justify-single-word="false"/>
      <style:text-properties officeooo:rsid="0012e2af" officeooo:paragraph-rsid="0012e2af"/>
    </style:style>
    <style:style style:name="P18" style:family="paragraph" style:parent-style-name="Standard">
      <style:paragraph-properties fo:text-align="start" style:justify-single-word="false"/>
      <style:text-properties officeooo:rsid="002d5ac4" officeooo:paragraph-rsid="002d5ac4"/>
    </style:style>
    <style:style style:name="P19" style:family="paragraph" style:parent-style-name="Standard">
      <style:paragraph-properties fo:text-align="start" style:justify-single-word="false"/>
      <style:text-properties officeooo:rsid="002eb3db" officeooo:paragraph-rsid="002eb3db"/>
    </style:style>
    <style:style style:name="P20" style:family="paragraph" style:parent-style-name="Standard">
      <style:paragraph-properties fo:text-align="start" style:justify-single-word="false"/>
      <style:text-properties officeooo:rsid="002a982c" officeooo:paragraph-rsid="002a982c"/>
    </style:style>
    <style:style style:name="T1" style:family="text">
      <style:text-properties officeooo:rsid="000b5e41"/>
    </style:style>
    <style:style style:name="T2" style:family="text">
      <style:text-properties officeooo:rsid="000cde33"/>
    </style:style>
    <style:style style:name="T3" style:family="text">
      <style:text-properties officeooo:rsid="000da3e4"/>
    </style:style>
    <style:style style:name="T4" style:family="text">
      <style:text-properties officeooo:rsid="000f478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2e2af"/>
    </style:style>
    <style:style style:name="T7" style:family="text">
      <style:text-properties officeooo:rsid="001e23e7"/>
    </style:style>
    <style:style style:name="T8" style:family="text">
      <style:text-properties officeooo:rsid="001e7258"/>
    </style:style>
    <style:style style:name="T9" style:family="text">
      <style:text-properties officeooo:rsid="00290d8c"/>
    </style:style>
    <style:style style:name="T10" style:family="text">
      <style:text-properties officeooo:rsid="002d5ac4"/>
    </style:style>
    <style:style style:name="T11" style:family="text">
      <style:text-properties officeooo:rsid="002eb3db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eb3db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S-439 Project-<text:span text:style-name="T10">3</text:span> <text:span text:style-name="T10">TM Conway’s Game of Life</text:span> – Standup Status Report</text:p>
      <text:p text:style-name="P1"/>
      <text:p text:style-name="P2"><text:span text:style-name="T5">Standup Status:</text:span> CS-439 Project-<text:span text:style-name="T10">3 TM Conway’s Game of Life</text:span></text:p>
      <text:p text:style-name="P2"/>
      <text:p text:style-name="P2"><text:span text:style-name="T5">Team:</text:span> MPP = Michael Perez</text:p>
      <text:p text:style-name="P2"/>
      <text:p text:style-name="P2"/>
      <text:p text:style-name="P2"/>
      <text:p text:style-name="P12">Tasks (WBS):</text:p>
      <text:p text:style-name="P13"/>
      <text:p text:style-name="P3">#1 – Setup</text:p>
      <text:p text:style-name="P6">#1.1 – Create <text:span text:style-name="T3">t</text:span>ask list</text:p>
      <text:p text:style-name="P8">#1.2 – Create status report document</text:p>
      <text:p text:style-name="P3">#1.<text:span text:style-name="T8">3</text:span> – <text:span text:style-name="T7">Set up base from previous project code</text:span></text:p>
      <text:p text:style-name="P4"/>
      <text:p text:style-name="P5">#2 – <text:span text:style-name="T6">Running</text:span></text:p>
      <text:p text:style-name="P17">#2.1 – <text:span text:style-name="T8">Modify 41x20 grid to be 32x17</text:span></text:p>
      <text:p text:style-name="P18">#2.2 – Create second 2D array that shows all TMGOL states, using horizontally TM encoded states</text:p>
      <text:p text:style-name="P18">#2.3 – Highlight both the location of the TM tape head, as well as the cell showing the TM’s current state</text:p>
      <text:p text:style-name="P19">#2.4 – Set up birth/death functionality for next generations</text:p>
      <text:p text:style-name="P5"/>
      <text:p text:style-name="P7">#3 – <text:span text:style-name="T1">Write complete README.txt file</text:span></text:p>
      <text:p text:style-name="P5"/>
      <text:p text:style-name="P5">#<text:span text:style-name="T2">4</text:span> – Write complexity document</text:p>
      <text:p text:style-name="P5"/>
      <text:p text:style-name="P5"/>
      <text:p text:style-name="P2"/>
      <text:p text:style-name="P10">Michael:</text:p>
      <text:list xml:id="list1947028804" text:style-name="L1">
        <text:list-item>
          <text:p text:style-name="P16"><text:span text:style-name="T5">Completed:</text:span> <text:span text:style-name="T4">#1</text:span></text:p>
        </text:list-item>
        <text:list-item>
          <text:p text:style-name="P16"><text:span text:style-name="T5">Plan to complete:</text:span> <text:span text:style-name="T9">#2.1, #2.2</text:span></text:p>
        </text:list-item>
        <text:list-item>
          <text:p text:style-name="P16"><text:span text:style-name="T5">Obstacles:</text:span> <text:span text:style-name="T9">Other class projects</text:span></text:p>
        </text:list-item>
      </text:list>
      <text:p text:style-name="P2"/>
      <text:p text:style-name="P2"/>
      <text:p text:style-name="P2"/>
      <text:p text:style-name="P11">Progress Board</text:p>
      <text:p text:style-name="P10"/>
      <text:p text:style-name="P10"><text:span text:style-name="T3">In-Progress</text:span>:</text:p>
      <text:p text:style-name="P15">#2.<text:span text:style-name="T11">1</text:span> – <text:span text:style-name="T11">Modify 41x20 grid to be 32x17</text:span></text:p>
      <text:p text:style-name="P15">#2.<text:span text:style-name="T11">2</text:span> – <text:span text:style-name="T11">Create second 2D array that shows all TMGOL states, using horizontally TM encoded states</text:span></text:p>
      <text:p text:style-name="P2"/>
      <text:p text:style-name="P10">Done:</text:p>
      <text:p text:style-name="P20"><text:span text:style-name="T12">#1 – Setup (Wk by Michael, </text:span><text:span text:style-name="T13">4/23</text:span><text:span text:style-name="T12">)</text:span></text:p>
      <text:p text:style-name="P2"/>
      <text:p text:style-name="P10">Issues:</text:p>
      <text:p text:style-name="P9">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7:45:06.335429817</meta:creation-date>
    <dc:date>2019-04-24T12:10:48.457378394</dc:date>
    <meta:editing-duration>PT1H4M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155" meta:character-count="938" meta:non-whitespace-character-count="798"/>
  </office:meta>
</office:document-meta>
</file>